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text-properties officeooo:paragraph-rsid="002282a2"/>
    </style:style>
    <style:style style:name="P5" style:family="paragraph" style:parent-style-name="Text_20_body">
      <style:paragraph-properties fo:margin-top="0cm" fo:margin-bottom="0cm" style:contextual-spacing="false"/>
    </style:style>
    <style:style style:name="P6" style:family="paragraph" style:parent-style-name="Text_20_body">
      <style:paragraph-properties fo:padding="0cm" fo:border="none" style:shadow="none" style:join-border="false"/>
    </style:style>
    <style:style style:name="P7" style:family="paragraph" style:parent-style-name="Text_20_body">
      <style:text-properties officeooo:paragraph-rsid="0016b180"/>
    </style:style>
    <style:style style:name="P8" style:family="paragraph" style:parent-style-name="Text_20_body">
      <style:text-properties officeooo:paragraph-rsid="00188b6e"/>
    </style:style>
    <style:style style:name="P9" style:family="paragraph" style:parent-style-name="Text_20_body">
      <style:text-properties officeooo:paragraph-rsid="001bf7dd"/>
    </style:style>
    <style:style style:name="P10" style:family="paragraph" style:parent-style-name="Text_20_body">
      <style:text-properties officeooo:paragraph-rsid="002369a1"/>
    </style:style>
    <style:style style:name="P11" style:family="paragraph" style:parent-style-name="Text_20_body">
      <style:text-properties officeooo:paragraph-rsid="0025789b"/>
    </style:style>
    <style:style style:name="P12" style:family="paragraph" style:parent-style-name="Text_20_body">
      <style:text-properties officeooo:rsid="001dd88d" officeooo:paragraph-rsid="001dd88d"/>
    </style:style>
    <style:style style:name="P13" style:family="paragraph" style:parent-style-name="Text_20_body">
      <style:text-properties officeooo:rsid="0020f3bf"/>
    </style:style>
    <style:style style:name="P14" style:family="paragraph" style:parent-style-name="Standard">
      <style:paragraph-properties fo:break-before="page" fo:padding="0.074cm" fo:border-left="none" fo:border-right="none" fo:border-top="none" fo:border-bottom="0.99pt solid #000000" style:join-border="false"/>
      <style:text-properties fo:font-size="16.1000003814697pt" fo:font-weight="bold" style:font-size-asian="16.1000003814697pt" style:font-weight-asian="bold" style:font-size-complex="16.1000003814697pt" style:font-weight-complex="bold"/>
    </style:style>
    <style:style style:name="P15" style:family="paragraph" style:parent-style-name="Standard">
      <style:paragraph-properties fo:padding="0.074cm" fo:border-left="none" fo:border-right="none" fo:border-top="none" fo:border-bottom="0.99pt solid #000000" style:join-border="false"/>
      <style:text-properties style:font-name="Arial" fo:font-size="16.1000003814697pt" fo:font-weight="bold" style:font-size-asian="16.1000003814697pt" style:font-weight-asian="bold" style:font-size-complex="16.1000003814697pt" style:font-weight-complex="bold"/>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Contents_20_2">
      <style:paragraph-properties>
        <style:tab-stops>
          <style:tab-stop style:position="16.501cm" style:type="right" style:leader-style="dotted" style:leader-text="."/>
        </style:tab-stops>
      </style:paragraph-properties>
    </style:style>
    <style:style style:name="P18" style:family="paragraph" style:parent-style-name="Contents_20_3">
      <style:paragraph-properties>
        <style:tab-stops>
          <style:tab-stop style:position="16.002cm" style:type="right" style:leader-style="dotted" style:leader-text="."/>
        </style:tab-stops>
      </style:paragraph-properties>
    </style:style>
    <style:style style:name="P19" style:family="paragraph" style:parent-style-name="Text_20_body">
      <style:text-properties officeooo:paragraph-rsid="00266d47"/>
    </style:style>
    <style:style style:name="P20" style:family="paragraph" style:parent-style-name="Text_20_body">
      <style:text-properties fo:font-size="14pt" officeooo:paragraph-rsid="00266d47" style:font-size-asian="12.25pt" style:font-size-complex="14pt"/>
    </style:style>
    <style:style style:name="P21" style:family="paragraph" style:parent-style-name="Text_20_body">
      <style:text-properties fo:font-size="14pt" officeooo:paragraph-rsid="002ee8ac" style:font-size-asian="12.25pt" style:font-size-complex="14pt"/>
    </style:style>
    <style:style style:name="P22" style:family="paragraph" style:parent-style-name="Text_20_body">
      <style:text-properties fo:font-size="12pt" fo:font-weight="normal" officeooo:paragraph-rsid="002ee8ac" style:font-size-asian="12pt" style:font-weight-asian="normal" style:font-size-complex="12pt" style:font-weight-complex="normal"/>
    </style:style>
    <style:style style:name="P23" style:family="paragraph" style:parent-style-name="Text_20_body">
      <style:text-properties fo:font-size="12pt" officeooo:paragraph-rsid="0033019e" style:font-size-asian="12pt" style:font-size-complex="12pt"/>
    </style:style>
    <style:style style:name="P24" style:family="paragraph" style:parent-style-name="Text_20_body">
      <style:text-properties fo:font-size="12pt" officeooo:paragraph-rsid="00300a7e" style:font-size-asian="12pt" style:font-size-complex="12pt"/>
    </style:style>
    <style:style style:name="P25" style:family="paragraph" style:parent-style-name="Text_20_body">
      <style:text-properties style:font-name="Arial" fo:font-size="14pt" fo:font-weight="bold" officeooo:paragraph-rsid="0037c2dd" style:font-size-asian="14pt" style:font-weight-asian="bold" style:font-size-complex="14pt" style:font-weight-complex="bold"/>
    </style:style>
    <style:style style:name="P26" style:family="paragraph" style:parent-style-name="Text_20_body">
      <style:text-properties officeooo:paragraph-rsid="0039b751"/>
    </style:style>
    <style:style style:name="P27" style:family="paragraph" style:parent-style-name="Text_20_body" style:list-style-name="L1">
      <style:paragraph-properties fo:margin-top="0cm" fo:margin-bottom="0cm" style:contextual-spacing="false"/>
    </style:style>
    <style:style style:name="P28" style:family="paragraph" style:parent-style-name="Text_20_body" style:list-style-name="L1">
      <style:paragraph-properties fo:margin-top="0cm" fo:margin-bottom="0cm" style:contextual-spacing="false"/>
      <style:text-properties officeooo:paragraph-rsid="003e7bd4"/>
    </style:style>
    <style:style style:name="P29" style:family="paragraph" style:parent-style-name="Text_20_body" style:list-style-name="L2">
      <style:paragraph-properties fo:margin-top="0cm" fo:margin-bottom="0cm" style:contextual-spacing="false"/>
    </style:style>
    <style:style style:name="P30" style:family="paragraph" style:parent-style-name="Text_20_body" style:list-style-name="L4">
      <style:paragraph-properties fo:margin-top="0cm" fo:margin-bottom="0cm" style:contextual-spacing="false"/>
    </style:style>
    <style:style style:name="P31" style:family="paragraph" style:parent-style-name="Text_20_body" style:list-style-name="L3">
      <style:paragraph-properties fo:margin-left="2.501cm" fo:margin-right="0cm" fo:margin-top="0cm" fo:margin-bottom="0cm" style:contextual-spacing="false" fo:text-indent="-0.635cm" style:auto-text-indent="false"/>
    </style:style>
    <style:style style:name="P32" style:family="paragraph" style:parent-style-name="Heading_20_1">
      <style:paragraph-properties fo:break-before="page" fo:padding="0.074cm" fo:border-left="none" fo:border-right="none" fo:border-top="none" fo:border-bottom="0.99pt solid #000000" style:join-border="false"/>
    </style:style>
    <style:style style:name="P33" style:family="paragraph" style:parent-style-name="Heading_20_1">
      <style:paragraph-properties fo:break-before="page" fo:padding="0.074cm" fo:border-left="none" fo:border-right="none" fo:border-top="none" fo:border-bottom="0.06pt solid #000000" style:join-border="false"/>
    </style:style>
    <style:style style:name="P34" style:family="paragraph" style:parent-style-name="Heading_20_2">
      <style:text-properties fo:font-style="normal" style:font-style-asian="normal" style:font-style-complex="normal"/>
    </style:style>
    <style:style style:name="P35" style:family="paragraph" style:parent-style-name="Heading_20_2">
      <style:text-properties officeooo:rsid="00170541"/>
    </style:style>
    <style:style style:name="P36" style:family="paragraph" style:parent-style-name="Heading_20_2">
      <style:text-properties officeooo:rsid="001a8c95"/>
    </style:style>
    <style:style style:name="P37" style:family="paragraph" style:parent-style-name="Heading_20_2">
      <style:text-properties officeooo:rsid="002369a1"/>
    </style:style>
    <style:style style:name="P38" style:family="paragraph" style:parent-style-name="Heading_20_2">
      <style:text-properties officeooo:rsid="0020f3bf"/>
    </style:style>
    <style:style style:name="P39" style:family="paragraph" style:parent-style-name="Heading_20_2">
      <style:text-properties officeooo:paragraph-rsid="002282a2"/>
    </style:style>
    <style:style style:name="P40" style:family="paragraph" style:parent-style-name="Heading_20_2">
      <style:paragraph-properties fo:margin-top="0cm" fo:margin-bottom="0cm" style:contextual-spacing="false"/>
    </style:style>
    <style:style style:name="T1" style:family="text">
      <style:text-properties fo:color="#23ff23"/>
    </style:style>
    <style:style style:name="T2" style:family="text">
      <style:text-properties fo:color="#dc2300"/>
    </style:style>
    <style:style style:name="T3" style:family="text">
      <style:text-properties fo:color="#004a4a"/>
    </style:style>
    <style:style style:name="T4" style:family="text">
      <style:text-properties fo:font-style="normal" style:font-style-asian="normal" style:font-style-complex="normal"/>
    </style:style>
    <style:style style:name="T5" style:family="text">
      <style:text-properties fo:font-style="normal" fo:font-weight="bold" officeooo:rsid="0025789b" style:font-style-asian="normal" style:font-weight-asian="bold" style:font-style-complex="normal" style:font-weight-complex="bold"/>
    </style:style>
    <style:style style:name="T6" style:family="text">
      <style:text-properties fo:font-weight="bold" style:font-weight-asian="bold" style:font-weight-complex="bold"/>
    </style:style>
    <style:style style:name="T7" style:family="text">
      <style:text-properties fo:font-weight="bold" officeooo:rsid="0025789b" style:font-weight-asian="bold" style:font-weight-complex="bold"/>
    </style:style>
    <style:style style:name="T8" style:family="text">
      <style:text-properties fo:font-weight="bold" officeooo:rsid="00266d47" style:font-weight-asian="bold" style:font-weight-complex="bold"/>
    </style:style>
    <style:style style:name="T9" style:family="text">
      <style:text-properties fo:font-weight="bold" officeooo:rsid="002ee8ac" style:font-weight-asian="bold" style:font-weight-complex="bold"/>
    </style:style>
    <style:style style:name="T10" style:family="text">
      <style:text-properties fo:font-weight="bold" officeooo:rsid="00362dc2" style:font-weight-asian="bold" style:font-weight-complex="bold"/>
    </style:style>
    <style:style style:name="T11" style:family="text">
      <style:text-properties fo:font-weight="bold" officeooo:rsid="00300a7e" style:font-weight-asian="bold" style:font-weight-complex="bold"/>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style:text-underline-style="none" fo:font-weight="normal" style:font-weight-asian="normal" style:font-weight-complex="normal"/>
    </style:style>
    <style:style style:name="T14" style:family="text">
      <style:text-properties fo:font-style="italic" style:font-style-asian="italic" style:font-style-complex="italic"/>
    </style:style>
    <style:style style:name="T15" style:family="text">
      <style:text-properties officeooo:rsid="00158689"/>
    </style:style>
    <style:style style:name="T16" style:family="text">
      <style:text-properties officeooo:rsid="00188b6e"/>
    </style:style>
    <style:style style:name="T17" style:family="text">
      <style:text-properties officeooo:rsid="0018a69d"/>
    </style:style>
    <style:style style:name="T18" style:family="text">
      <style:text-properties officeooo:rsid="00196826"/>
    </style:style>
    <style:style style:name="T19" style:family="text">
      <style:text-properties officeooo:rsid="001bf7dd"/>
    </style:style>
    <style:style style:name="T20" style:family="text">
      <style:text-properties officeooo:rsid="001eb12f"/>
    </style:style>
    <style:style style:name="T21" style:family="text">
      <style:text-properties officeooo:rsid="0020b225"/>
    </style:style>
    <style:style style:name="T22" style:family="text">
      <style:text-properties officeooo:rsid="002369a1"/>
    </style:style>
    <style:style style:name="T23" style:family="text">
      <style:text-properties officeooo:rsid="00246213"/>
    </style:style>
    <style:style style:name="T24" style:family="text">
      <style:text-properties officeooo:rsid="0025789b"/>
    </style:style>
    <style:style style:name="T25" style:family="text">
      <style:text-properties officeooo:rsid="00266d47"/>
    </style:style>
    <style:style style:name="T26" style:family="text">
      <style:text-properties fo:font-weight="normal" officeooo:rsid="00266d47" style:font-weight-asian="normal" style:font-weight-complex="normal"/>
    </style:style>
    <style:style style:name="T27" style:family="text">
      <style:text-properties fo:font-weight="normal" officeooo:rsid="0029b077" style:font-weight-asian="normal" style:font-weight-complex="normal"/>
    </style:style>
    <style:style style:name="T28" style:family="text">
      <style:text-properties fo:font-weight="normal" officeooo:rsid="00300a7e" style:font-weight-asian="normal" style:font-weight-complex="normal"/>
    </style:style>
    <style:style style:name="T29" style:family="text">
      <style:text-properties fo:font-weight="normal" officeooo:rsid="0033019e" style:font-weight-asian="normal" style:font-weight-complex="normal"/>
    </style:style>
    <style:style style:name="T30" style:family="text">
      <style:text-properties fo:font-weight="normal" officeooo:rsid="0034b24d" style:font-weight-asian="normal" style:font-weight-complex="normal"/>
    </style:style>
    <style:style style:name="T31" style:family="text">
      <style:text-properties officeooo:rsid="0028323b"/>
    </style:style>
    <style:style style:name="T32" style:family="text">
      <style:text-properties officeooo:rsid="002cd77d"/>
    </style:style>
    <style:style style:name="T33" style:family="text">
      <style:text-properties officeooo:rsid="002ee8ac"/>
    </style:style>
    <style:style style:name="T34" style:family="text">
      <style:text-properties fo:font-size="12pt" fo:font-weight="normal" officeooo:rsid="002ee8ac" style:font-size-asian="12pt" style:font-weight-asian="normal" style:font-size-complex="12pt" style:font-weight-complex="normal"/>
    </style:style>
    <style:style style:name="T35" style:family="text">
      <style:text-properties fo:font-size="12pt" fo:font-weight="bold" officeooo:rsid="002ee8ac" style:font-size-asian="12pt" style:font-weight-asian="bold" style:font-size-complex="12pt" style:font-weight-complex="bold"/>
    </style:style>
    <style:style style:name="T36" style:family="text">
      <style:text-properties officeooo:rsid="0037c2dd"/>
    </style:style>
    <style:style style:name="T37" style:family="text">
      <style:text-properties officeooo:rsid="0039b751"/>
    </style:style>
    <style:style style:name="T38" style:family="text">
      <style:text-properties officeooo:rsid="003ab16a"/>
    </style:style>
    <style:style style:name="T39" style:family="text">
      <style:text-properties officeooo:rsid="003b890d"/>
    </style:style>
    <style:style style:name="T40" style:family="text">
      <style:text-properties officeooo:rsid="003e7bd4"/>
    </style:style>
    <style:style style:name="T41" style:family="text">
      <style:text-properties officeooo:rsid="003f4ed8"/>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text:start-value="3">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Uli</text:span><text:span text:style-name="T2">CMS </text:span><text:span text:style-name="T3">2014</text:span></text:p>
      <text:p text:style-name="Standard"/>
      <text:p text:style-name="Standard"/>
      <text:p text:style-name="P3">Schnellstart Handbuch</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Stand: <text:date style:data-style-name="N37" text:date-value="2013-04-08T18:24:27.82">08.04.13</text:date></text:p>
      <text:h text:style-name="P32" text:outline-level="1"><text:bookmark-start text:name="__RefHeading__1036_1439191219"/>Inhaltsverzeichnis<text:bookmark-end text:name="__RefHeading__1036_1439191219"/></text:h>
      <text:p text:style-name="Text_20_body"/>
      <text:table-of-content text:style-name="Sect1" text:protected="true" text:name="Inhaltsverzeichni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6"><text:a xlink:type="simple" xlink:href="#__RefHeading__1036_1439191219" text:style-name="Index_20_Link" text:visited-style-name="Index_20_Link">Inhaltsverzeichnis<text:tab/>2</text:a></text:p>
          <text:p text:style-name="P16"><text:a xlink:type="simple" xlink:href="#__RefHeading__204_417131981" text:style-name="Index_20_Link" text:visited-style-name="Index_20_Link">UliCMS Installation<text:tab/>3</text:a></text:p>
          <text:p text:style-name="P17"><text:a xlink:type="simple" xlink:href="#__RefHeading__206_417131981" text:style-name="Index_20_Link" text:visited-style-name="Index_20_Link">Systemvoraussetzungen.<text:tab/>3</text:a></text:p>
          <text:p text:style-name="P17"><text:a xlink:type="simple" xlink:href="#__RefHeading__208_417131981" text:style-name="Index_20_Link" text:visited-style-name="Index_20_Link">Installation des Produkts<text:tab/>3</text:a></text:p>
          <text:p text:style-name="P16"><text:a xlink:type="simple" xlink:href="#__RefHeading__342_417131981" text:style-name="Index_20_Link" text:visited-style-name="Index_20_Link">UliCMS 2014 für Umsteiger von älteren Versionen<text:tab/>4</text:a></text:p>
          <text:p text:style-name="P17"><text:a xlink:type="simple" xlink:href="#__RefHeading__437_417131981" text:style-name="Index_20_Link" text:visited-style-name="Index_20_Link">Verbesserte Suchfunktion<text:tab/>4</text:a></text:p>
          <text:p text:style-name="P17"><text:a xlink:type="simple" xlink:href="#__RefHeading__439_417131981" text:style-name="Index_20_Link" text:visited-style-name="Index_20_Link">CKEditor aktualisiert<text:tab/>4</text:a></text:p>
          <text:p text:style-name="P17"><text:a xlink:type="simple" xlink:href="#__RefHeading__441_417131981" text:style-name="Index_20_Link" text:visited-style-name="Index_20_Link">Schwarze liste<text:tab/>4</text:a></text:p>
          <text:p text:style-name="P17"><text:a xlink:type="simple" xlink:href="#__RefHeading__443_417131981" text:style-name="Index_20_Link" text:visited-style-name="Index_20_Link">Papierkorb<text:tab/>4</text:a></text:p>
          <text:p text:style-name="P17"><text:a xlink:type="simple" xlink:href="#__RefHeading__445_417131981" text:style-name="Index_20_Link" text:visited-style-name="Index_20_Link">Modul-Schnittstelle erweitert<text:tab/>4</text:a></text:p>
          <text:p text:style-name="P17"><text:a xlink:type="simple" xlink:href="#__RefHeading__447_417131981" text:style-name="Index_20_Link" text:visited-style-name="Index_20_Link">Newsletter-Modul<text:tab/>4</text:a></text:p>
          <text:p text:style-name="P17"><text:a xlink:type="simple" xlink:href="#__RefHeading__629_2038089813" text:style-name="Index_20_Link" text:visited-style-name="Index_20_Link">Dropdown Menü<text:tab/>5</text:a></text:p>
          <text:p text:style-name="P17"><text:a xlink:type="simple" xlink:href="#__RefHeading__631_2038089813" text:style-name="Index_20_Link" text:visited-style-name="Index_20_Link">Automatisches MySQL-Backup<text:tab/>5</text:a></text:p>
          <text:p text:style-name="P17"><text:a xlink:type="simple" xlink:href="#__RefHeading__705_2038089813" text:style-name="Index_20_Link" text:visited-style-name="Index_20_Link">Template System erweitert<text:tab/>5</text:a></text:p>
          <text:p text:style-name="P16"><text:a xlink:type="simple" xlink:href="#__RefHeading__592_1620897138" text:style-name="Index_20_Link" text:visited-style-name="Index_20_Link">Konfiguration des Systems<text:tab/>6</text:a></text:p>
          <text:p text:style-name="P17"><text:a xlink:type="simple" xlink:href="#__RefHeading__594_1620897138" text:style-name="Index_20_Link" text:visited-style-name="Index_20_Link">Grundeinstellungen<text:tab/>6</text:a></text:p>
          <text:p text:style-name="P17"><text:a xlink:type="simple" xlink:href="#__RefHeading__596_1620897138" text:style-name="Index_20_Link" text:visited-style-name="Index_20_Link">Menüband anpassen<text:tab/>6</text:a></text:p>
          <text:p text:style-name="P18"><text:a xlink:type="simple" xlink:href="#__RefHeading__598_1620897138" text:style-name="Index_20_Link" text:visited-style-name="Index_20_Link">Spamfilter<text:tab/>6</text:a></text:p>
          <text:p text:style-name="P17"><text:a xlink:type="simple" xlink:href="#__RefHeading__600_1620897138" text:style-name="Index_20_Link" text:visited-style-name="Index_20_Link">Cache<text:tab/>6</text:a></text:p>
          <text:p text:style-name="P17"><text:a xlink:type="simple" xlink:href="#__RefHeading__602_1620897138" text:style-name="Index_20_Link" text:visited-style-name="Index_20_Link">MOTD<text:tab/>6</text:a></text:p>
          <text:p text:style-name="P17"><text:a xlink:type="simple" xlink:href="#__RefHeading__604_1620897138" text:style-name="Index_20_Link" text:visited-style-name="Index_20_Link">Logo<text:tab/>6</text:a></text:p>
          <text:p text:style-name="P17"><text:a xlink:type="simple" xlink:href="#__RefHeading__606_1620897138" text:style-name="Index_20_Link" text:visited-style-name="Index_20_Link">Sprachen<text:tab/>6</text:a></text:p>
          <text:p text:style-name="P16"><text:a xlink:type="simple" xlink:href="#__RefHeading__608_1620897138" text:style-name="Index_20_Link" text:visited-style-name="Index_20_Link">Mitgelieferte Module<text:tab/>7</text:a></text:p>
          <text:p text:style-name="P17"><text:a xlink:type="simple" xlink:href="#__RefHeading__695_1620897138" text:style-name="Index_20_Link" text:visited-style-name="Index_20_Link">blog<text:tab/>7</text:a></text:p>
          <text:p text:style-name="P17"><text:a xlink:type="simple" xlink:href="#__RefHeading__697_1620897138" text:style-name="Index_20_Link" text:visited-style-name="Index_20_Link">facebook_feed<text:tab/>7</text:a></text:p>
          <text:p text:style-name="P17"><text:a xlink:type="simple" xlink:href="#__RefHeading__699_1620897138" text:style-name="Index_20_Link" text:visited-style-name="Index_20_Link">gallery<text:tab/>7</text:a></text:p>
          <text:p text:style-name="P17"><text:a xlink:type="simple" xlink:href="#__RefHeading__701_1620897138" text:style-name="Index_20_Link" text:visited-style-name="Index_20_Link">guestbook<text:tab/>7</text:a></text:p>
          <text:p text:style-name="P17"><text:a xlink:type="simple" xlink:href="#__RefHeading__703_1620897138" text:style-name="Index_20_Link" text:visited-style-name="Index_20_Link">intramail<text:tab/>7</text:a></text:p>
          <text:p text:style-name="P17"><text:a xlink:type="simple" xlink:href="#__RefHeading__705_1620897138" text:style-name="Index_20_Link" text:visited-style-name="Index_20_Link">kontaktformular<text:tab/>7</text:a></text:p>
          <text:p text:style-name="P17"><text:a xlink:type="simple" xlink:href="#__RefHeading__707_1620897138" text:style-name="Index_20_Link" text:visited-style-name="Index_20_Link">lorem_ipsum<text:tab/>7</text:a></text:p>
          <text:p text:style-name="P17"><text:a xlink:type="simple" xlink:href="#__RefHeading__707_2038089813" text:style-name="Index_20_Link" text:visited-style-name="Index_20_Link">mysql_backup<text:tab/>7</text:a></text:p>
          <text:p text:style-name="P17"><text:a xlink:type="simple" xlink:href="#__RefHeading__709_1620897138" text:style-name="Index_20_Link" text:visited-style-name="Index_20_Link">newsletter<text:tab/>7</text:a></text:p>
          <text:p text:style-name="P17"><text:a xlink:type="simple" xlink:href="#__RefHeading__711_1620897138" text:style-name="Index_20_Link" text:visited-style-name="Index_20_Link">phpinfo<text:tab/>7</text:a></text:p>
          <text:p text:style-name="P17"><text:a xlink:type="simple" xlink:href="#__RefHeading__709_2038089813" text:style-name="Index_20_Link" text:visited-style-name="Index_20_Link">profiles<text:tab/>8</text:a></text:p>
          <text:p text:style-name="P17"><text:a xlink:type="simple" xlink:href="#__RefHeading__791_1620897138" text:style-name="Index_20_Link" text:visited-style-name="Index_20_Link">search<text:tab/>8</text:a></text:p>
          <text:p text:style-name="P17"><text:a xlink:type="simple" xlink:href="#__RefHeading__793_1620897138" text:style-name="Index_20_Link" text:visited-style-name="Index_20_Link">sitemap<text:tab/>8</text:a></text:p>
          <text:p text:style-name="P17"><text:a xlink:type="simple" xlink:href="#__RefHeading__795_1620897138" text:style-name="Index_20_Link" text:visited-style-name="Index_20_Link">socialbuttons<text:tab/>8</text:a></text:p>
          <text:p text:style-name="P17"><text:a xlink:type="simple" xlink:href="#__RefHeading__797_1620897138" text:style-name="Index_20_Link" text:visited-style-name="Index_20_Link">test<text:tab/>8</text:a></text:p>
        </text:index-body>
      </text:table-of-content>
      <text:p text:style-name="Text_20_body"/>
      <text:h text:style-name="P33" text:outline-level="1"><text:bookmark-start text:name="__RefHeading__204_417131981"/>UliCMS Installation<text:bookmark-end text:name="__RefHeading__204_417131981"/></text:h>
      <text:p text:style-name="Text_20_body"/>
      <text:h text:style-name="P40" text:outline-level="2"><text:bookmark-start text:name="__RefHeading__206_417131981"/><text:span text:style-name="T4">Systemvoraussetzungen</text:span>.<text:bookmark-end text:name="__RefHeading__206_417131981"/></text:h>
      <text:list xml:id="list7260210811495967074" text:style-name="L1">
        <text:list-item>
          <text:p text:style-name="P27"><text:span text:style-name="T41">Webspace</text:span> mit mindestens 30 MB Speicher</text:p>
        </text:list-item>
        <text:list-item>
          <text:p text:style-name="P27">PHP5-Unterstützung</text:p>
        </text:list-item>
        <text:list-item>
          <text:p text:style-name="P27">GD-Modul für PHP</text:p>
        </text:list-item>
        <text:list-item>
          <text:p text:style-name="P28"><text:span text:style-name="T40">mod_rewrite</text:span></text:p>
        </text:list-item>
        <text:list-item>
          <text:p text:style-name="P27">MySQL 5</text:p>
        </text:list-item>
      </text:list>
      <text:p text:style-name="P5"/>
      <text:h text:style-name="P34" text:outline-level="2"><text:bookmark-start text:name="__RefHeading__208_417131981"/>Installation des Produkts<text:bookmark-end text:name="__RefHeading__208_417131981"/></text:h>
      <text:list xml:id="list5676062618197195228" text:style-name="L2">
        <text:list-item>
          <text:p text:style-name="P29">Nachdem Sie das heruntergeladene Archiv entpackt haben, laden Sie den Inhalt des Ordners „ulicms“ per FTP in das Wurzelverzeichnis der Domain.<text:line-break/></text:p>
        </text:list-item>
        <text:list-item>
          <text:p text:style-name="P29">Machen Sie die folgenden Dateien und Ordner für den Webserver beschreibbar:</text:p>
        </text:list-item>
      </text:list>
      <text:list xml:id="list8466789582422856582" text:style-name="L3">
        <text:list-item>
          <text:p text:style-name="P31">cms-config.php</text:p>
        </text:list-item>
        <text:list-item>
          <text:p text:style-name="P31">content/ [und alles was darin enthalten ist]</text:p>
        </text:list-item>
        <text:list-item>
          <text:p text:style-name="P31">templates/ [und alles was darin enthalten ist]<text:line-break/><text:line-break/>In den meisten Fällen dürfte die Berechtigung 0755 reichen.<text:line-break/>Bei Webhosting-Anbietern bei denen das sogenannte „www-run“ Problem existiert, reicht das jedoch nicht aus, dort müssen Sie die Rechte auf 0777 setzen.<text:line-break/>Informieren Sie sich bitte dazu beim Provider.<text:line-break/><text:line-break/></text:p>
        </text:list-item>
      </text:list>
      <text:list xml:id="list7515990453720282476" text:style-name="L4">
        <text:list-item>
          <text:p text:style-name="P30">Rufen Sie <text:a xlink:type="simple" xlink:href="http://www.ihredomain.de/installer">http://www.ihredomain.de/installer</text:a> auf und folgen Sie den Anweisungen des Installations-Skriptes.<text:line-break/></text:p>
        </text:list-item>
        <text:list-item>
          <text:p text:style-name="P30">Nach der Installation werden Sie zum Adminbereich geleitet, wo Sie sich nun mit dem Login<text:line-break/>Nutzername: admin<text:line-break/>Passwort: &lt;Ihr gewähltes Passwort&gt;<text:line-break/><text:line-break/>Anmelden können.<text:line-break/></text:p>
        </text:list-item>
        <text:list-item>
          <text:p text:style-name="P30">Falls Sie sich nicht anmelden können oder erneut zur Installation geleitet werden, haben die Schreibrechte für die Datei „cms-config.php“ wahrscheinlich nicht ausgereicht.<text:line-break/>In diesem Fall müssen Sie die FTP runterladen, in einem Texteditor öffnen und dort zwischen den Anführungszeichen die Zugangsdaten zur Datenbank eintragen.<text:line-break/><text:span text:style-name="T13">Anschließend die geänderte Datei hochladen</text:span><text:span text:style-name="T12"><text:line-break/></text:span></text:p>
        </text:list-item>
        <text:list-item>
          <text:p text:style-name="P30"><text:span text:style-name="T12">Dieser Punkt ist wichtig!</text:span><text:line-break/><text:line-break/>Löschen Sie <text:span text:style-name="T6">unbedingt</text:span> nach der erfolgreichen Installation den Ordner „installer“ vom FTP-Server.</text:p>
        </text:list-item>
      </text:list>
      <text:h text:style-name="P33" text:outline-level="1"><text:bookmark-start text:name="__RefHeading__342_417131981"/>UliCMS 2014 für Umsteiger von älteren Versionen<text:bookmark-end text:name="__RefHeading__342_417131981"/></text:h>
      <text:p text:style-name="Text_20_body"/>
      <text:p text:style-name="Text_20_body">UliCMS 2014 bietet viele Verbesserungen und neue Funktionen gegenüber den Vorgängerversionen.</text:p>
      <text:p text:style-name="Text_20_body">Erhalten Sie einen Einblick in die neuen Möglichkeiten.</text:p>
      <text:p text:style-name="Text_20_body"/>
      <text:h text:style-name="P34" text:outline-level="2"><text:bookmark-start text:name="__RefHeading__437_417131981"/>Verbesserte Suchfunktion<text:bookmark-end text:name="__RefHeading__437_417131981"/></text:h>
      <text:p text:style-name="Text_20_body">Das Modul „search“ bietet die Möglichkeit, eine Suchfunktion für die Besucher Ihrer Website zur Verfügung zu stellen.<text:line-break/>In der Version 0.3 kann man nun dank dem neuen Suchindex auch mehrere Begriffe gleichzeitig Suchen. Außerdem werden die Ergebnisse jetzt nach Relevanz sortiert.</text:p>
      <text:h text:style-name="P34" text:outline-level="2"><text:bookmark-start text:name="__RefHeading__439_417131981"/>CKEditor aktualisiert<text:bookmark-end text:name="__RefHeading__439_417131981"/></text:h>
      <text:p text:style-name="Text_20_body">Die Komponente <text:span text:style-name="T6">CKEditor </text:span><text:span text:style-name="T6">4.0.2</text:span> dient dazu, dass die Seiteninhalte auch ohne HTML-Kenntnisse bearbeitet werden können.</text:p>
      <text:p text:style-name="Text_20_body">Die neue Version bietet zahlreiche Verbesserungen, die den Komfort und die Qualität des erzeugten HTML-Codes verbessern.</text:p>
      <text:h text:style-name="Heading_20_2" text:outline-level="2"><text:bookmark-start text:name="__RefHeading__441_417131981"/>Schwarze liste<text:bookmark-end text:name="__RefHeading__441_417131981"/></text:h>
      <text:p text:style-name="Standard">Mit der Schwarzen Liste können Sie Wörter definieren, die nicht in den Kommentaren vorkommen dürfen. Kommentare, die solche Wörter enthalten, werden vom System nicht akzeptiert.</text:p>
      <text:p text:style-name="Standard">So können Sie z.B. nervigen Casino-Spam <text:span text:style-name="T18">eliminieren</text:span></text:p>
      <text:p text:style-name="Text_20_body"/>
      <text:h text:style-name="Heading_20_2" text:outline-level="2"><text:bookmark-start text:name="__RefHeading__443_417131981"/>Papierkorb<text:bookmark-end text:name="__RefHeading__443_417131981"/></text:h>
      <text:p text:style-name="Text_20_body">Wenn man eine Seite löscht, wird diese jetzt in einen Papierkorb verschoben, statt direkt gelöscht zu werden.</text:p>
      <text:p text:style-name="Text_20_body">Versehentlich gelöschte Seiten kann man aus dem Papierkorb wiederherstellen.</text:p>
      <text:p text:style-name="Text_20_body">Nach einem festlegbaren Zeitraum wird der Inhalt des Papierkorbs entleert, um Speicherplatz freizugeben</text:p>
      <text:h text:style-name="Heading_20_2" text:outline-level="2"><text:bookmark-start text:name="__RefHeading__445_417131981"/>Modul-Schnittstelle erweitert<text:bookmark-end text:name="__RefHeading__445_417131981"/></text:h>
      <text:p text:style-name="Text_20_body"><text:span text:style-name="T15">Es wurden verschiedene Hooks hinzugefügt, um mehr Möglichkeiten für die Erweiterung des CMS zu schaffen: cron, before_content, after_content,</text:span><text:span text:style-name="T32"> init</text:span><text:span text:style-name="T15"> </text:span><text:span text:style-name="T23">und head</text:span></text:p>
      <text:h text:style-name="Heading_20_2" text:outline-level="2"><text:bookmark-start text:name="__RefHeading__447_417131981"/>Newsletter-Modul<text:bookmark-end text:name="__RefHeading__447_417131981"/></text:h>
      <text:p text:style-name="Text_20_body">Das neue Newsletter-Modul bietet die Möglichkeit E-Mail Newsletter zu versenden.</text:p>
      <text:p text:style-name="Text_20_body">Nutzer können den Newsletter per Formular abonnieren und kündigen. Außerdem kann man Vorlagen definieren.</text:p>
      <text:p text:style-name="P14">UliCMS 2014 für Umsteiger von älteren Versionen</text:p>
      <text:p text:style-name="P7"/>
      <text:h text:style-name="P35" text:outline-level="2"><text:bookmark-start text:name="__RefHeading__629_2038089813"/>Dropdown Menü<text:bookmark-end text:name="__RefHeading__629_2038089813"/></text:h>
      <text:p text:style-name="P8"><text:span text:style-name="T16">Das neue Dropdown </text:span><text:span text:style-name="T17">Menü </text:span><text:span text:style-name="T16">im Backend macht die </text:span><text:span text:style-name="T17">Administration der Website</text:span><text:span text:style-name="T16"> schneller </text:span><text:span text:style-name="T17">und übersichtlicher</text:span></text:p>
      <text:h text:style-name="P36" text:outline-level="2"><text:bookmark-start text:name="__RefHeading__631_2038089813"/>Automatisches MySQL-Backup<text:bookmark-end text:name="__RefHeading__631_2038089813"/></text:h>
      <text:p text:style-name="P9"><text:span text:style-name="T19">Damit können Sie die Datenbank alle X Tage automatisch </text:span><text:span text:style-name="T20">als SQL-Dump </text:span><text:span text:style-name="T19">sichern lassen.</text:span></text:p>
      <text:p text:style-name="P12">So beugen Sie Datenverlusten vor.</text:p>
      <text:h text:style-name="P37" text:outline-level="2"><text:bookmark-start text:name="__RefHeading__705_2038089813"/>Template System erweitert<text:bookmark-end text:name="__RefHeading__705_2038089813"/></text:h>
      <text:p text:style-name="P10"><text:span text:style-name="T22">Sie können nun eigene 404 und 403 Fehlerseiten </text:span><text:span text:style-name="T24">erstellen.</text:span></text:p>
      <text:p text:style-name="P11"><text:span text:style-name="T24">Dazu legen Sie im </text:span><text:span text:style-name="T5">templates</text:span><text:span text:style-name="T24"> </text:span><text:span text:style-name="T7">Ordner</text:span><text:span text:style-name="T24"> einfach eine Datei mit [Fehlernr.php] an, </text:span><text:span text:style-name="T25">also z.B.</text:span></text:p>
      <text:p text:style-name="P19"><text:span text:style-name="T25">Außerdem kann ein </text:span><text:span text:style-name="T31">Theme</text:span><text:span text:style-name="T25"> nun die Datei </text:span><text:span text:style-name="T8">functions.php</text:span><text:span text:style-name="T26"> in welcher man zusätzliche Funktionen zur bedingten Formatierung der Inhalte einfügen kann, </text:span><text:span text:style-name="T27">enthalten</text:span><text:span text:style-name="T26">.</text:span></text:p>
      <text:p text:style-name="P20"><text:span text:style-name="T26"/></text:p>
      <text:p text:style-name="P21"><text:span text:style-name="T9">SEO-freundliche</text:span><text:span text:style-name="T10">re</text:span><text:span text:style-name="T9"> URLs</text:span></text:p>
      <text:p text:style-name="P22"><text:span text:style-name="T33">URL einer Seite in Früheren Versionen von UliCMS:</text:span></text:p>
      <text:p text:style-name="P21"><text:span text:style-name="T34">www.meinehomepage.de/</text:span><text:span text:style-name="T35">?seite=tolle_seite</text:span></text:p>
      <text:p text:style-name="P23"><text:span text:style-name="T29">Ab Version 2014R2 lautet die URL zu dieser Seite:</text:span></text:p>
      <text:p text:style-name="P24"><text:span text:style-name="T28">www.meinehomepage.de/</text:span><text:span text:style-name="T11">tolle_seite.html</text:span></text:p>
      <text:h text:style-name="P33" text:outline-level="1"><text:bookmark-start text:name="__RefHeading__592_1620897138"/>Konfiguration des Systems<text:bookmark-end text:name="__RefHeading__592_1620897138"/></text:h>
      <text:p text:style-name="Text_20_body"/>
      <text:h text:style-name="Heading_20_2" text:outline-level="2"><text:bookmark-start text:name="__RefHeading__594_1620897138"/>Grundeinstellungen<text:bookmark-end text:name="__RefHeading__594_1620897138"/></text:h>
      <text:p text:style-name="Text_20_body">Damit sind Einstellungen gemeint, die das ganze System betreffen.<text:line-break/>Hier können unter anderem die Startseite, die Zeitzone, der Titel der Homepage und viele weitere Dinge geändert werden.</text:p>
      <text:h text:style-name="Heading_20_2" text:outline-level="2"><text:bookmark-start text:name="__RefHeading__596_1620897138"/>Menüband anpassen<text:bookmark-end text:name="__RefHeading__596_1620897138"/></text:h>
      <text:p text:style-name="Text_20_body">Damit ist es Möglich die Menüstruktur des Administrationsbereich an seine Wünsche anzupassen.</text:p>
      <text:p text:style-name="Text_20_body"/>
      <text:h text:style-name="Heading_20_3" text:outline-level="3"><text:bookmark-start text:name="__RefHeading__598_1620897138"/>Spamfilter<text:bookmark-end text:name="__RefHeading__598_1620897138"/></text:h>
      <text:p text:style-name="Text_20_body">Hier finden Sie diverse Einstellungen um Spam zu vermeiden.</text:p>
      <text:p text:style-name="Text_20_body">Der Spamfilter arbeitet grundlegend mit der Honeypot-Feld-Methode zur Bekämpfung von Formularspam. <text:line-break/>Außerdem kann man noch blockierte Wörter definieren und bestimmte Länder von den Kontaktfunktionen aussperren. Dafür müssen mit Kommas getrennt und ohne Punkte davor, die Domainendungen der zu sperrenden Länder eingetragen werden.<text:line-break/>z.B. so:<text:line-break/>cn, br, ru, ua, kr, in, pl, vn, tw, pe, tn</text:p>
      <text:h text:style-name="Heading_20_2" text:outline-level="2"><text:bookmark-start text:name="__RefHeading__600_1620897138"/>Cache<text:bookmark-end text:name="__RefHeading__600_1620897138"/></text:h>
      <text:p text:style-name="Text_20_body">Statt bei jedem Aufruf die HTML-Ausgabe neu zu generieren, wird die HTML-Ausgabe als Textdatei auf dem Server zwischengespeichert und dann so lange bis die Gültigkeitsdauer abgelaufen ist aus der Textdatei geladen.<text:line-break/>Wenn Sie Änderungen an Ihrer Website durchführen, müssen Sie hier den Cache erneut leeren, damit die Änderungen sofort angezeigt werden. Ausgenommen vom Cache sind Seiten, die Module enthalten.</text:p>
      <text:h text:style-name="Heading_20_2" text:outline-level="2"><text:bookmark-start text:name="__RefHeading__602_1620897138"/>MOTD<text:bookmark-end text:name="__RefHeading__602_1620897138"/></text:h>
      <text:p text:style-name="Text_20_body">Hier können Sie eine Nachricht des Tages festlegen, diese wird auf der Startseite des Backends angezeigt.</text:p>
      <text:h text:style-name="Heading_20_2" text:outline-level="2"><text:bookmark-start text:name="__RefHeading__604_1620897138"/>Logo<text:bookmark-end text:name="__RefHeading__604_1620897138"/></text:h>
      <text:p text:style-name="Text_20_body">Hier können Sie ein Logo hochladen. Wie das im Design angezeigt wird, hängt vom verwendeten Theme ab.</text:p>
      <text:h text:style-name="Heading_20_2" text:outline-level="2"><text:bookmark-start text:name="__RefHeading__606_1620897138"/>Sprachen<text:bookmark-end text:name="__RefHeading__606_1620897138"/></text:h>
      <text:p text:style-name="Text_20_body">UliCMS ermöglicht mehrsprachige Websites. Hier können Sie Sprachen verwalten und eine Standardsprache festlegen. Beachten Sie bitte, dass die meisten Module derzeit nur in Deutsch und Englisch verfügbar sind</text:p>
      <text:h text:style-name="P33" text:outline-level="1"><text:bookmark-start text:name="__RefHeading__608_1620897138"/>Mitgelieferte Module<text:bookmark-end text:name="__RefHeading__608_1620897138"/></text:h>
      <text:p text:style-name="P6">UliCMS bringt mehrere Module zur Einbindung von Interaktiven Inhalten mit.</text:p>
      <text:p text:style-name="P6">Hier eine Kurzbeschreibung der Module.</text:p>
      <text:h text:style-name="Heading_20_2" text:outline-level="2"><text:bookmark-start text:name="__RefHeading__695_1620897138"/>blog<text:bookmark-end text:name="__RefHeading__695_1620897138"/></text:h>
      <text:p text:style-name="P6">Zur Realisierung eines einfachen Blogs/einer Newsseite inklusive Kommentarfunktion</text:p>
      <text:h text:style-name="Heading_20_2" text:outline-level="2"><text:bookmark-start text:name="__RefHeading__697_1620897138"/>facebook_feed<text:bookmark-end text:name="__RefHeading__697_1620897138"/></text:h>
      <text:p text:style-name="Text_20_body">Ein Facebook Newsfeed. Die Facebook-ID der Seite die als Quelle dienen soll, müssen Sie in den Grundeinstellungen angeben.</text:p>
      <text:h text:style-name="Heading_20_2" text:outline-level="2"><text:bookmark-start text:name="__RefHeading__699_1620897138"/>gallery<text:bookmark-end text:name="__RefHeading__699_1620897138"/></text:h>
      <text:p text:style-name="P6">Eine Bildergalerie. Die Fotos müssen im jpg-Dateiformat in den Ordner <text:span text:style-name="T14">Medien &gt; Dateien &gt; Files</text:span> hochgeladen werden. Bildbeschreibungen kann man angeben, indem man in den Ordner Dateien mit dem gleichen Dateinamen der jpgs hochlädt, nur als Textdatei (*.txt) statt *.jpg.</text:p>
      <text:h text:style-name="Heading_20_2" text:outline-level="2"><text:bookmark-start text:name="__RefHeading__701_1620897138"/>guestbook<text:bookmark-end text:name="__RefHeading__701_1620897138"/></text:h>
      <text:p text:style-name="P6">Ein klassisches Gästebuch</text:p>
      <text:h text:style-name="Heading_20_2" text:outline-level="2"><text:bookmark-start text:name="__RefHeading__703_1620897138"/>intramail<text:bookmark-end text:name="__RefHeading__703_1620897138"/></text:h>
      <text:p text:style-name="P6">Internes Mailsystem Damit kann man sich gegenseitig Persönliche Nachrichten Schicken</text:p>
      <text:h text:style-name="Heading_20_2" text:outline-level="2"><text:bookmark-start text:name="__RefHeading__705_1620897138"/>kontaktformular<text:bookmark-end text:name="__RefHeading__705_1620897138"/></text:h>
      <text:p text:style-name="P6">Ein Kontaktformular mit Feldern für Vorname, Nachname, Betreff, E-Mail Adresse und Nachricht.</text:p>
      <text:h text:style-name="Heading_20_2" text:outline-level="2"><text:bookmark-start text:name="__RefHeading__707_1620897138"/>lorem_ipsum<text:bookmark-end text:name="__RefHeading__707_1620897138"/></text:h>
      <text:p text:style-name="P6">Blindtext</text:p>
      <text:h text:style-name="P38" text:outline-level="2"><text:bookmark-start text:name="__RefHeading__707_2038089813"/>mysql_backup<text:bookmark-end text:name="__RefHeading__707_2038089813"/></text:h>
      <text:p text:style-name="P13">Zeitgesteuert und automatisch Sicherungen der Datenbank erstellen lassen.</text:p>
      <text:h text:style-name="Heading_20_2" text:outline-level="2"><text:bookmark-start text:name="__RefHeading__709_1620897138"/><text:span text:style-name="T21">n</text:span>ewsletter<text:bookmark-end text:name="__RefHeading__709_1620897138"/></text:h>
      <text:p text:style-name="Text_20_body">Besucher können E-Mail Newsletter abonnieren und kündigen.</text:p>
      <text:p text:style-name="Text_20_body">Sie können Newsletter an die Abonnenten versenden.</text:p>
      <text:p text:style-name="Text_20_body">Außerdem können Vorlagen definiert werden.</text:p>
      <text:h text:style-name="Heading_20_2" text:outline-level="2"><text:bookmark-start text:name="__RefHeading__711_1620897138"/>phpinfo<text:bookmark-end text:name="__RefHeading__711_1620897138"/></text:h>
      <text:p text:style-name="Text_20_body">Technische Informationen für die Fehleranalyse</text:p>
      <text:p text:style-name="P15"><text:soft-page-break/>Mitgelieferte Module</text:p>
      <text:p text:style-name="Standard"/>
      <text:h text:style-name="P39" text:outline-level="2"><text:bookmark-start text:name="__RefHeading__709_2038089813"/>profiles<text:bookmark-end text:name="__RefHeading__709_2038089813"/></text:h>
      <text:p text:style-name="P4">Die Besucher können sich die Benutzerprofile der Redakteure/Administratoren ansehen</text:p>
      <text:h text:style-name="Heading_20_2" text:outline-level="2"><text:bookmark-start text:name="__RefHeading__791_1620897138"/>search<text:bookmark-end text:name="__RefHeading__791_1620897138"/></text:h>
      <text:p text:style-name="Text_20_body">Eine Suchfunktion mit Vollindex</text:p>
      <text:h text:style-name="Heading_20_2" text:outline-level="2"><text:bookmark-start text:name="__RefHeading__793_1620897138"/>sitemap<text:bookmark-end text:name="__RefHeading__793_1620897138"/></text:h>
      <text:p text:style-name="Text_20_body">Eine Darstellung der Seitenstruktur in Form von einer Gliederung</text:p>
      <text:h text:style-name="Heading_20_2" text:outline-level="2"><text:bookmark-start text:name="__RefHeading__795_1620897138"/>socialbuttons<text:bookmark-end text:name="__RefHeading__795_1620897138"/></text:h>
      <text:p text:style-name="Text_20_body">Teilen-Buttons für soziale Netzwerke</text:p>
      <text:p text:style-name="Text_20_body"/>
      <text:p text:style-name="P25"><text:span text:style-name="T36">sql_console</text:span></text:p>
      <text:p text:style-name="P26"><text:span text:style-name="T37">Eine Konsole um Datenbankbefehle auzuführen.<text:line-break/></text:span><text:span text:style-name="T38">Die Rückgaben werden als </text:span><text:span text:style-name="T39">formatierte</text:span><text:span text:style-name="T38"> HTML-Tabelle ausgegeben.</text:span></text:p>
      <text:h text:style-name="Heading_20_2" text:outline-level="2"><text:bookmark-start text:name="__RefHeading__797_1620897138"/>test<text:bookmark-end text:name="__RefHeading__797_1620897138"/></text:h>
      <text:p text:style-name="Text_20_body">Hello Worl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7cm" fo:margin-bottom="1.7cm" fo:margin-left="2cm" fo:margin-right="2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0T22:39:12.69</meta:creation-date>
    <meta:generator>LibreOffice/4.0.2.2$Windows_x86 LibreOffice_project/4c82dcdd6efcd48b1d8bba66bfe1989deee49c3</meta:generator>
    <dc:date>2013-04-08T18:24:27.76</dc:date>
    <meta:editing-duration>PT1H36M12S</meta:editing-duration>
    <meta:editing-cycles>163</meta:editing-cycles>
    <meta:document-statistic meta:table-count="0" meta:image-count="0" meta:object-count="0" meta:page-count="8" meta:paragraph-count="149" meta:word-count="1090" meta:character-count="7933" meta:non-whitespace-character-count="6996"/>
  </office:meta>
</office:document-meta>
</file>